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153.04pt"/>
    </style:style>
    <style:style style:name="co7" style:family="table-column">
      <style:table-column-properties fo:break-before="auto" style:column-width="94.39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153.84pt"/>
    </style:style>
    <style:style style:name="co10" style:family="table-column">
      <style:table-column-properties fo:break-before="auto" style:column-width="142.24pt"/>
    </style:style>
    <style:style style:name="co11" style:family="table-column">
      <style:table-column-properties fo:break-before="auto" style:column-width="174.7pt"/>
    </style:style>
    <style:style style:name="co12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ve" table:style-name="ta1">
        <table:shapes>
          <draw:frame draw:z-index="0" draw:style-name="gr1" draw:text-style-name="P1" svg:width="540.6pt" svg:height="313.99pt" svg:x="225.89pt" svg:y="3pt">
            <draw:object draw:notify-on-update-of-ranges="Glove.A2:Glove.A23 Glove.B1:Glove.B1 Glove.B2:Glove.B23 Glove.C1:Glove.C1 Glove.C2:Glove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ine_tuned_glove</text:p>
          </table:table-cell>
          <table:table-cell office:value-type="string" calcext:value-type="string">
            <text:p>glove_trained_from_scratc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894.31" calcext:value-type="float">
            <text:p>-3894.31</text:p>
          </table:table-cell>
          <table:table-cell office:value-type="float" office:value="-3018.95" calcext:value-type="float">
            <text:p>-3018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209.41" calcext:value-type="float">
            <text:p>-4209.41</text:p>
          </table:table-cell>
          <table:table-cell office:value-type="float" office:value="-2772.87" calcext:value-type="float">
            <text:p>-2772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379.38" calcext:value-type="float">
            <text:p>-3379.38</text:p>
          </table:table-cell>
          <table:table-cell office:value-type="float" office:value="-3068.94" calcext:value-type="float">
            <text:p>-3068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980.59" calcext:value-type="float">
            <text:p>-3980.59</text:p>
          </table:table-cell>
          <table:table-cell office:value-type="float" office:value="-3114.47" calcext:value-type="float">
            <text:p>-3114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830.76" calcext:value-type="float">
            <text:p>-3830.76</text:p>
          </table:table-cell>
          <table:table-cell office:value-type="float" office:value="-3181.85" calcext:value-type="float">
            <text:p>-3181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867.59" calcext:value-type="float">
            <text:p>-3867.59</text:p>
          </table:table-cell>
          <table:table-cell office:value-type="float" office:value="-3273.57" calcext:value-type="float">
            <text:p>-3273.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986.53" calcext:value-type="float">
            <text:p>-3986.53</text:p>
          </table:table-cell>
          <table:table-cell office:value-type="float" office:value="-3357.15" calcext:value-type="float">
            <text:p>-3357.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630.57" calcext:value-type="float">
            <text:p>-3630.57</text:p>
          </table:table-cell>
          <table:table-cell office:value-type="float" office:value="-3346.6" calcext:value-type="float">
            <text:p>-3346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503.44" calcext:value-type="float">
            <text:p>-3503.44</text:p>
          </table:table-cell>
          <table:table-cell office:value-type="float" office:value="-3396.35" calcext:value-type="float">
            <text:p>-3396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625.67" calcext:value-type="float">
            <text:p>-3625.67</text:p>
          </table:table-cell>
          <table:table-cell office:value-type="float" office:value="-3437.86" calcext:value-type="float">
            <text:p>-3437.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578.56" calcext:value-type="float">
            <text:p>-3578.56</text:p>
          </table:table-cell>
          <table:table-cell office:value-type="float" office:value="-3428.62" calcext:value-type="float">
            <text:p>-3428.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555.97" calcext:value-type="float">
            <text:p>-3555.97</text:p>
          </table:table-cell>
          <table:table-cell office:value-type="float" office:value="-3451.9" calcext:value-type="float">
            <text:p>-345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609.11" calcext:value-type="float">
            <text:p>-3609.11</text:p>
          </table:table-cell>
          <table:table-cell office:value-type="float" office:value="-3493.57" calcext:value-type="float">
            <text:p>-3493.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476.93" calcext:value-type="float">
            <text:p>-3476.93</text:p>
          </table:table-cell>
          <table:table-cell office:value-type="float" office:value="-3538.65" calcext:value-type="float">
            <text:p>-3538.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577.19" calcext:value-type="float">
            <text:p>-3577.19</text:p>
          </table:table-cell>
          <table:table-cell office:value-type="float" office:value="-3576.18" calcext:value-type="float">
            <text:p>-3576.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438.51" calcext:value-type="float">
            <text:p>-3438.51</text:p>
          </table:table-cell>
          <table:table-cell office:value-type="float" office:value="-3507.08" calcext:value-type="float">
            <text:p>-3507.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521.06" calcext:value-type="float">
            <text:p>-3521.06</text:p>
          </table:table-cell>
          <table:table-cell office:value-type="float" office:value="-3600.38" calcext:value-type="float">
            <text:p>-3600.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365.22" calcext:value-type="float">
            <text:p>-3365.22</text:p>
          </table:table-cell>
          <table:table-cell office:value-type="float" office:value="-3635.84" calcext:value-type="float">
            <text:p>-3635.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459.11" calcext:value-type="float">
            <text:p>-3459.11</text:p>
          </table:table-cell>
          <table:table-cell office:value-type="float" office:value="-3685.68" calcext:value-type="float">
            <text:p>-3685.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422.57" calcext:value-type="float">
            <text:p>-3422.57</text:p>
          </table:table-cell>
          <table:table-cell office:value-type="float" office:value="-3659.63" calcext:value-type="float">
            <text:p>-3659.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325.87" calcext:value-type="float">
            <text:p>-3325.87</text:p>
          </table:table-cell>
          <table:table-cell office:value-type="float" office:value="-3746.38" calcext:value-type="float">
            <text:p>-3746.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382.95" calcext:value-type="float">
            <text:p>-3382.95</text:p>
          </table:table-cell>
          <table:table-cell office:value-type="float" office:value="-3791.72" calcext:value-type="float">
            <text:p>-3791.72</text:p>
          </table:table-cell>
        </table:table-row>
      </table:table>
      <table:table table:name="w2v" table:style-name="ta1">
        <table:shapes>
          <draw:frame draw:z-index="0" draw:style-name="gr1" draw:text-style-name="P1" svg:width="625.24pt" svg:height="323.01pt" svg:x="122.71pt" svg:y="30.13pt">
            <draw:object draw:notify-on-update-of-ranges="w2v.A2:w2v.A23 w2v.D1:w2v.D1 w2v.D2:w2v.D23 w2v.E1:w2v.E1 w2v.E2:w2v.E23 w2v.F1:w2v.F1 w2v.F2:w2v.F23 w2v.G1:w2v.G1 w2v.G2:w2v.G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477.98pt" svg:y="2.83pt">
            <draw:object draw:notify-on-update-of-ranges="w2v.A2:w2v.A23 w2v.B1:w2v.B1 w2v.B2:w2v.B23 w2v.E1:w2v.E1 w2v.E2:w2v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w2v_trained_from_scratch</text:p>
          </table:table-cell>
          <table:table-cell office:value-type="string" calcext:value-type="string">
            <text:p>fine_tuned_w2v_embed_layer_on</text:p>
          </table:table-cell>
          <table:table-cell office:value-type="string" calcext:value-type="string">
            <text:p>w2v_fine_tune_ortho_pro_crustes</text:p>
          </table:table-cell>
          <table:table-cell office:value-type="string" calcext:value-type="string">
            <text:p>w2v_fine_tune_cca</text:p>
          </table:table-cell>
          <table:table-cell office:value-type="string" calcext:value-type="string">
            <text:p>w2v_fine_tune_kcca_alpha_0.5</text:p>
          </table:table-cell>
          <table:table-cell office:value-type="string" calcext:value-type="string">
            <text:p>w2v_fine_tune_kcca_alpha_0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352.27" calcext:value-type="float">
            <text:p>-4352.27</text:p>
          </table:table-cell>
          <table:table-cell office:value-type="float" office:value="-4768.08" calcext:value-type="float">
            <text:p>-4768.08</text:p>
          </table:table-cell>
          <table:table-cell office:value-type="float" office:value="-4385.95" calcext:value-type="float">
            <text:p>-4385.95</text:p>
          </table:table-cell>
          <table:table-cell office:value-type="float" office:value="-4420.84" calcext:value-type="float">
            <text:p>-4420.84</text:p>
          </table:table-cell>
          <table:table-cell office:value-type="float" office:value="-4549.14" calcext:value-type="float">
            <text:p>-4549.14</text:p>
          </table:table-cell>
          <table:table-cell office:value-type="float" office:value="-4406.53" calcext:value-type="float">
            <text:p>-4406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286.82" calcext:value-type="float">
            <text:p>-4286.82</text:p>
          </table:table-cell>
          <table:table-cell office:value-type="float" office:value="-4807.77" calcext:value-type="float">
            <text:p>-4807.77</text:p>
          </table:table-cell>
          <table:table-cell office:value-type="float" office:value="-4517.71" calcext:value-type="float">
            <text:p>-4517.71</text:p>
          </table:table-cell>
          <table:table-cell office:value-type="float" office:value="-4289.4" calcext:value-type="float">
            <text:p>-4289.4</text:p>
          </table:table-cell>
          <table:table-cell office:value-type="float" office:value="-4586.09" calcext:value-type="float">
            <text:p>-4586.09</text:p>
          </table:table-cell>
          <table:table-cell office:value-type="float" office:value="-4430.44" calcext:value-type="float">
            <text:p>-4430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370.1" calcext:value-type="float">
            <text:p>-4370.1</text:p>
          </table:table-cell>
          <table:table-cell office:value-type="float" office:value="-4851.09" calcext:value-type="float">
            <text:p>-4851.09</text:p>
          </table:table-cell>
          <table:table-cell office:value-type="float" office:value="-4265.8" calcext:value-type="float">
            <text:p>-4265.8</text:p>
          </table:table-cell>
          <table:table-cell office:value-type="float" office:value="-4376.2" calcext:value-type="float">
            <text:p>-4376.2</text:p>
          </table:table-cell>
          <table:table-cell office:value-type="float" office:value="-4465.52" calcext:value-type="float">
            <text:p>-4465.52</text:p>
          </table:table-cell>
          <table:table-cell office:value-type="float" office:value="-4324.2" calcext:value-type="float">
            <text:p>-4324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337.42" calcext:value-type="float">
            <text:p>-4337.42</text:p>
          </table:table-cell>
          <table:table-cell office:value-type="float" office:value="-5026.73" calcext:value-type="float">
            <text:p>-5026.73</text:p>
          </table:table-cell>
          <table:table-cell office:value-type="float" office:value="-4507.69" calcext:value-type="float">
            <text:p>-4507.69</text:p>
          </table:table-cell>
          <table:table-cell office:value-type="float" office:value="-4295.22" calcext:value-type="float">
            <text:p>-4295.22</text:p>
          </table:table-cell>
          <table:table-cell office:value-type="float" office:value="-4543.67" calcext:value-type="float">
            <text:p>-4543.67</text:p>
          </table:table-cell>
          <table:table-cell office:value-type="float" office:value="-4367.7" calcext:value-type="float">
            <text:p>-4367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306.9" calcext:value-type="float">
            <text:p>-4306.9</text:p>
          </table:table-cell>
          <table:table-cell office:value-type="float" office:value="-4837.19" calcext:value-type="float">
            <text:p>-4837.19</text:p>
          </table:table-cell>
          <table:table-cell office:value-type="float" office:value="-4318.87" calcext:value-type="float">
            <text:p>-4318.87</text:p>
          </table:table-cell>
          <table:table-cell office:value-type="float" office:value="-4359.05" calcext:value-type="float">
            <text:p>-4359.05</text:p>
          </table:table-cell>
          <table:table-cell office:value-type="float" office:value="-4408.43" calcext:value-type="float">
            <text:p>-4408.43</text:p>
          </table:table-cell>
          <table:table-cell office:value-type="float" office:value="-4359.57" calcext:value-type="float">
            <text:p>-4359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325.81" calcext:value-type="float">
            <text:p>-4325.81</text:p>
          </table:table-cell>
          <table:table-cell office:value-type="float" office:value="-4655.84" calcext:value-type="float">
            <text:p>-4655.84</text:p>
          </table:table-cell>
          <table:table-cell office:value-type="float" office:value="-4513.9" calcext:value-type="float">
            <text:p>-4513.9</text:p>
          </table:table-cell>
          <table:table-cell office:value-type="float" office:value="-4306.51" calcext:value-type="float">
            <text:p>-4306.51</text:p>
          </table:table-cell>
          <table:table-cell office:value-type="float" office:value="-4525.07" calcext:value-type="float">
            <text:p>-4525.07</text:p>
          </table:table-cell>
          <table:table-cell office:value-type="float" office:value="-4456.01" calcext:value-type="float">
            <text:p>-4456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345.81" calcext:value-type="float">
            <text:p>-4345.81</text:p>
          </table:table-cell>
          <table:table-cell office:value-type="float" office:value="-4671.19" calcext:value-type="float">
            <text:p>-4671.19</text:p>
          </table:table-cell>
          <table:table-cell office:value-type="float" office:value="-4422.36" calcext:value-type="float">
            <text:p>-4422.36</text:p>
          </table:table-cell>
          <table:table-cell office:value-type="float" office:value="-4302.93" calcext:value-type="float">
            <text:p>-4302.93</text:p>
          </table:table-cell>
          <table:table-cell office:value-type="float" office:value="-4494.73" calcext:value-type="float">
            <text:p>-4494.73</text:p>
          </table:table-cell>
          <table:table-cell office:value-type="float" office:value="-4382.44" calcext:value-type="float">
            <text:p>-4382.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357.53" calcext:value-type="float">
            <text:p>-4357.53</text:p>
          </table:table-cell>
          <table:table-cell office:value-type="float" office:value="-4640.57" calcext:value-type="float">
            <text:p>-4640.57</text:p>
          </table:table-cell>
          <table:table-cell office:value-type="float" office:value="-4448.95" calcext:value-type="float">
            <text:p>-4448.95</text:p>
          </table:table-cell>
          <table:table-cell office:value-type="float" office:value="-4339.61" calcext:value-type="float">
            <text:p>-4339.61</text:p>
          </table:table-cell>
          <table:table-cell office:value-type="float" office:value="-4510.79" calcext:value-type="float">
            <text:p>-4510.79</text:p>
          </table:table-cell>
          <table:table-cell office:value-type="float" office:value="-4429.06" calcext:value-type="float">
            <text:p>-4429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346.02" calcext:value-type="float">
            <text:p>-4346.02</text:p>
          </table:table-cell>
          <table:table-cell office:value-type="float" office:value="-4404.17" calcext:value-type="float">
            <text:p>-4404.17</text:p>
          </table:table-cell>
          <table:table-cell office:value-type="float" office:value="-4443.63" calcext:value-type="float">
            <text:p>-4443.63</text:p>
          </table:table-cell>
          <table:table-cell office:value-type="float" office:value="-4438.25" calcext:value-type="float">
            <text:p>-4438.25</text:p>
          </table:table-cell>
          <table:table-cell office:value-type="float" office:value="-4477.12" calcext:value-type="float">
            <text:p>-4477.12</text:p>
          </table:table-cell>
          <table:table-cell office:value-type="float" office:value="-4475.49" calcext:value-type="float">
            <text:p>-4475.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349.48" calcext:value-type="float">
            <text:p>-4349.48</text:p>
          </table:table-cell>
          <table:table-cell office:value-type="float" office:value="-4622.29" calcext:value-type="float">
            <text:p>-4622.29</text:p>
          </table:table-cell>
          <table:table-cell office:value-type="float" office:value="-4414.82" calcext:value-type="float">
            <text:p>-4414.82</text:p>
          </table:table-cell>
          <table:table-cell office:value-type="float" office:value="-4429.74" calcext:value-type="float">
            <text:p>-4429.74</text:p>
          </table:table-cell>
          <table:table-cell office:value-type="float" office:value="-4536.04" calcext:value-type="float">
            <text:p>-4536.04</text:p>
          </table:table-cell>
          <table:table-cell office:value-type="float" office:value="-4452.27" calcext:value-type="float">
            <text:p>-4452.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369.1" calcext:value-type="float">
            <text:p>-4369.1</text:p>
          </table:table-cell>
          <table:table-cell office:value-type="float" office:value="-4389.49" calcext:value-type="float">
            <text:p>-4389.49</text:p>
          </table:table-cell>
          <table:table-cell office:value-type="float" office:value="-4383.66" calcext:value-type="float">
            <text:p>-4383.66</text:p>
          </table:table-cell>
          <table:table-cell office:value-type="float" office:value="-4392.26" calcext:value-type="float">
            <text:p>-4392.26</text:p>
          </table:table-cell>
          <table:table-cell office:value-type="float" office:value="-4492.11" calcext:value-type="float">
            <text:p>-4492.11</text:p>
          </table:table-cell>
          <table:table-cell office:value-type="float" office:value="-4450.84" calcext:value-type="float">
            <text:p>-4450.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328.31" calcext:value-type="float">
            <text:p>-4328.31</text:p>
          </table:table-cell>
          <table:table-cell office:value-type="float" office:value="-4472.32" calcext:value-type="float">
            <text:p>-4472.32</text:p>
          </table:table-cell>
          <table:table-cell office:value-type="float" office:value="-4511.54" calcext:value-type="float">
            <text:p>-4511.54</text:p>
          </table:table-cell>
          <table:table-cell office:value-type="float" office:value="-4360.3" calcext:value-type="float">
            <text:p>-4360.3</text:p>
          </table:table-cell>
          <table:table-cell office:value-type="float" office:value="-4521.95" calcext:value-type="float">
            <text:p>-4521.95</text:p>
          </table:table-cell>
          <table:table-cell office:value-type="float" office:value="-4447.15" calcext:value-type="float">
            <text:p>-4447.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416.47" calcext:value-type="float">
            <text:p>-4416.47</text:p>
          </table:table-cell>
          <table:table-cell office:value-type="float" office:value="-4519.01" calcext:value-type="float">
            <text:p>-4519.01</text:p>
          </table:table-cell>
          <table:table-cell office:value-type="float" office:value="-4423.41" calcext:value-type="float">
            <text:p>-4423.41</text:p>
          </table:table-cell>
          <table:table-cell office:value-type="float" office:value="-4356.84" calcext:value-type="float">
            <text:p>-4356.84</text:p>
          </table:table-cell>
          <table:table-cell office:value-type="float" office:value="-4508.98" calcext:value-type="float">
            <text:p>-4508.98</text:p>
          </table:table-cell>
          <table:table-cell office:value-type="float" office:value="-4513.12" calcext:value-type="float">
            <text:p>-4513.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380.55" calcext:value-type="float">
            <text:p>-4380.55</text:p>
          </table:table-cell>
          <table:table-cell office:value-type="float" office:value="-4249.34" calcext:value-type="float">
            <text:p>-4249.34</text:p>
          </table:table-cell>
          <table:table-cell office:value-type="float" office:value="-4440.8" calcext:value-type="float">
            <text:p>-4440.8</text:p>
          </table:table-cell>
          <table:table-cell office:value-type="float" office:value="-4413.23" calcext:value-type="float">
            <text:p>-4413.23</text:p>
          </table:table-cell>
          <table:table-cell office:value-type="float" office:value="-4521.86" calcext:value-type="float">
            <text:p>-4521.86</text:p>
          </table:table-cell>
          <table:table-cell office:value-type="float" office:value="-4510.74" calcext:value-type="float">
            <text:p>-4510.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404.41" calcext:value-type="float">
            <text:p>-4404.41</text:p>
          </table:table-cell>
          <table:table-cell office:value-type="float" office:value="-4219.28" calcext:value-type="float">
            <text:p>-4219.28</text:p>
          </table:table-cell>
          <table:table-cell office:value-type="float" office:value="-4363.38" calcext:value-type="float">
            <text:p>-4363.38</text:p>
          </table:table-cell>
          <table:table-cell office:value-type="float" office:value="-4302.24" calcext:value-type="float">
            <text:p>-4302.24</text:p>
          </table:table-cell>
          <table:table-cell office:value-type="float" office:value="-4586" calcext:value-type="float">
            <text:p>-4586</text:p>
          </table:table-cell>
          <table:table-cell office:value-type="float" office:value="-4421.33" calcext:value-type="float">
            <text:p>-4421.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419.4" calcext:value-type="float">
            <text:p>-4419.4</text:p>
          </table:table-cell>
          <table:table-cell office:value-type="float" office:value="-4325.9" calcext:value-type="float">
            <text:p>-4325.9</text:p>
          </table:table-cell>
          <table:table-cell office:value-type="float" office:value="-4358.08" calcext:value-type="float">
            <text:p>-4358.08</text:p>
          </table:table-cell>
          <table:table-cell office:value-type="float" office:value="-4390.16" calcext:value-type="float">
            <text:p>-4390.16</text:p>
          </table:table-cell>
          <table:table-cell office:value-type="float" office:value="-4620.89" calcext:value-type="float">
            <text:p>-4620.89</text:p>
          </table:table-cell>
          <table:table-cell office:value-type="float" office:value="-4450.12" calcext:value-type="float">
            <text:p>-4450.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374.46" calcext:value-type="float">
            <text:p>-4374.46</text:p>
          </table:table-cell>
          <table:table-cell office:value-type="float" office:value="-4146.62" calcext:value-type="float">
            <text:p>-4146.62</text:p>
          </table:table-cell>
          <table:table-cell office:value-type="float" office:value="-4336.97" calcext:value-type="float">
            <text:p>-4336.97</text:p>
          </table:table-cell>
          <table:table-cell office:value-type="float" office:value="-4261.9" calcext:value-type="float">
            <text:p>-4261.9</text:p>
          </table:table-cell>
          <table:table-cell office:value-type="float" office:value="-4506.68" calcext:value-type="float">
            <text:p>-4506.68</text:p>
          </table:table-cell>
          <table:table-cell office:value-type="float" office:value="-4466.25" calcext:value-type="float">
            <text:p>-4466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459.33" calcext:value-type="float">
            <text:p>-4459.33</text:p>
          </table:table-cell>
          <table:table-cell office:value-type="float" office:value="-4240.71" calcext:value-type="float">
            <text:p>-4240.71</text:p>
          </table:table-cell>
          <table:table-cell office:value-type="float" office:value="-4337.9" calcext:value-type="float">
            <text:p>-4337.9</text:p>
          </table:table-cell>
          <table:table-cell office:value-type="float" office:value="-4330.83" calcext:value-type="float">
            <text:p>-4330.83</text:p>
          </table:table-cell>
          <table:table-cell office:value-type="float" office:value="-4595.88" calcext:value-type="float">
            <text:p>-4595.88</text:p>
          </table:table-cell>
          <table:table-cell office:value-type="float" office:value="-4502.55" calcext:value-type="float">
            <text:p>-4502.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418.55" calcext:value-type="float">
            <text:p>-4418.55</text:p>
          </table:table-cell>
          <table:table-cell office:value-type="float" office:value="-4057.64" calcext:value-type="float">
            <text:p>-4057.64</text:p>
          </table:table-cell>
          <table:table-cell office:value-type="float" office:value="-4338.86" calcext:value-type="float">
            <text:p>-4338.86</text:p>
          </table:table-cell>
          <table:table-cell office:value-type="float" office:value="-4219.15" calcext:value-type="float">
            <text:p>-4219.15</text:p>
          </table:table-cell>
          <table:table-cell office:value-type="float" office:value="-4536.76" calcext:value-type="float">
            <text:p>-4536.76</text:p>
          </table:table-cell>
          <table:table-cell office:value-type="float" office:value="-4482.58" calcext:value-type="float">
            <text:p>-4482.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419.62" calcext:value-type="float">
            <text:p>-4419.62</text:p>
          </table:table-cell>
          <table:table-cell office:value-type="float" office:value="-4213.25" calcext:value-type="float">
            <text:p>-4213.25</text:p>
          </table:table-cell>
          <table:table-cell office:value-type="float" office:value="-4322.64" calcext:value-type="float">
            <text:p>-4322.64</text:p>
          </table:table-cell>
          <table:table-cell office:value-type="float" office:value="-4169.49" calcext:value-type="float">
            <text:p>-4169.49</text:p>
          </table:table-cell>
          <table:table-cell office:value-type="float" office:value="-4538.84" calcext:value-type="float">
            <text:p>-4538.84</text:p>
          </table:table-cell>
          <table:table-cell office:value-type="float" office:value="-4479.8" calcext:value-type="float">
            <text:p>-4479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444.78" calcext:value-type="float">
            <text:p>-4444.78</text:p>
          </table:table-cell>
          <table:table-cell office:value-type="float" office:value="-3983.59" calcext:value-type="float">
            <text:p>-3983.59</text:p>
          </table:table-cell>
          <table:table-cell office:value-type="float" office:value="-4232.69" calcext:value-type="float">
            <text:p>-4232.69</text:p>
          </table:table-cell>
          <table:table-cell office:value-type="float" office:value="-4231.34" calcext:value-type="float">
            <text:p>-4231.34</text:p>
          </table:table-cell>
          <table:table-cell office:value-type="float" office:value="-4571.03" calcext:value-type="float">
            <text:p>-4571.03</text:p>
          </table:table-cell>
          <table:table-cell office:value-type="float" office:value="-4491.7" calcext:value-type="float">
            <text:p>-4491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451.18" calcext:value-type="float">
            <text:p>-4451.18</text:p>
          </table:table-cell>
          <table:table-cell office:value-type="float" office:value="-4096.44" calcext:value-type="float">
            <text:p>-4096.44</text:p>
          </table:table-cell>
          <table:table-cell office:value-type="float" office:value="-4243.64" calcext:value-type="float">
            <text:p>-4243.64</text:p>
          </table:table-cell>
          <table:table-cell office:value-type="float" office:value="-4178.61" calcext:value-type="float">
            <text:p>-4178.61</text:p>
          </table:table-cell>
          <table:table-cell office:value-type="float" office:value="-4595.57" calcext:value-type="float">
            <text:p>-4595.57</text:p>
          </table:table-cell>
          <table:table-cell office:value-type="float" office:value="-4476.55" calcext:value-type="float">
            <text:p>-4476.55</text:p>
          </table:table-cell>
        </table:table-row>
      </table:table>
      <table:table table:name="fasttext" table:style-name="ta1">
        <table:shapes>
          <draw:frame draw:z-index="0" draw:style-name="gr1" draw:text-style-name="P1" svg:width="503.77pt" svg:height="274.08pt" svg:x="395.55pt" svg:y="3pt">
            <draw:object draw:notify-on-update-of-ranges="fasttext.A2:fasttext.A23 fasttext.C1:fasttext.C1 fasttext.C2:fasttext.C23 fasttext.D1:fasttext.D1 fasttext.D2:fasttext.D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15.85pt" svg:height="249.25pt" svg:x="350.9pt" svg:y="3pt">
            <draw:object draw:notify-on-update-of-ranges="fasttext.A2:fasttext.A23 fasttext.B1:fasttext.B1 fasttext.B2:fasttext.B23 fasttext.C1:fasttext.C1 fasttext.C2:fasttext.C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fasttext_trained_from_scratch</text:p>
          </table:table-cell>
          <table:table-cell office:value-type="string" calcext:value-type="string">
            <text:p>fasttext_fine_tune_ortho_procrustes</text:p>
          </table:table-cell>
          <table:table-cell office:value-type="string" calcext:value-type="string">
            <text:p>fasttext_fine_tune_c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496.35" calcext:value-type="float">
            <text:p>-3496.35</text:p>
          </table:table-cell>
          <table:table-cell office:value-type="float" office:value="-4115.43" calcext:value-type="float">
            <text:p>-4115.43</text:p>
          </table:table-cell>
          <table:table-cell office:value-type="float" office:value="-4104.35" calcext:value-type="float">
            <text:p>-4104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702.82" calcext:value-type="float">
            <text:p>-3702.82</text:p>
          </table:table-cell>
          <table:table-cell office:value-type="float" office:value="-4252.92" calcext:value-type="float">
            <text:p>-4252.92</text:p>
          </table:table-cell>
          <table:table-cell office:value-type="float" office:value="-4265.01" calcext:value-type="float">
            <text:p>-4265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443.67" calcext:value-type="float">
            <text:p>-3443.67</text:p>
          </table:table-cell>
          <table:table-cell office:value-type="float" office:value="-4282.26" calcext:value-type="float">
            <text:p>-4282.26</text:p>
          </table:table-cell>
          <table:table-cell office:value-type="float" office:value="-4275.93" calcext:value-type="float">
            <text:p>-4275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454.07" calcext:value-type="float">
            <text:p>-3454.07</text:p>
          </table:table-cell>
          <table:table-cell office:value-type="float" office:value="-4373.29" calcext:value-type="float">
            <text:p>-4373.29</text:p>
          </table:table-cell>
          <table:table-cell office:value-type="float" office:value="-4357.05" calcext:value-type="float">
            <text:p>-4357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524.75" calcext:value-type="float">
            <text:p>-3524.75</text:p>
          </table:table-cell>
          <table:table-cell office:value-type="float" office:value="-4222.07" calcext:value-type="float">
            <text:p>-4222.07</text:p>
          </table:table-cell>
          <table:table-cell office:value-type="float" office:value="-4215.06" calcext:value-type="float">
            <text:p>-4215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537.74" calcext:value-type="float">
            <text:p>-3537.74</text:p>
          </table:table-cell>
          <table:table-cell office:value-type="float" office:value="-4344.6" calcext:value-type="float">
            <text:p>-4344.6</text:p>
          </table:table-cell>
          <table:table-cell office:value-type="float" office:value="-4325.09" calcext:value-type="float">
            <text:p>-4325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469.31" calcext:value-type="float">
            <text:p>-3469.31</text:p>
          </table:table-cell>
          <table:table-cell office:value-type="float" office:value="-3987.11" calcext:value-type="float">
            <text:p>-3987.11</text:p>
          </table:table-cell>
          <table:table-cell office:value-type="float" office:value="-3987.46" calcext:value-type="float">
            <text:p>-3987.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525.32" calcext:value-type="float">
            <text:p>-3525.32</text:p>
          </table:table-cell>
          <table:table-cell office:value-type="float" office:value="-4070.8" calcext:value-type="float">
            <text:p>-4070.8</text:p>
          </table:table-cell>
          <table:table-cell office:value-type="float" office:value="-4060.92" calcext:value-type="float">
            <text:p>-4060.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489.05" calcext:value-type="float">
            <text:p>-3489.05</text:p>
          </table:table-cell>
          <table:table-cell office:value-type="float" office:value="-4098.96" calcext:value-type="float">
            <text:p>-4098.96</text:p>
          </table:table-cell>
          <table:table-cell office:value-type="float" office:value="-4103.56" calcext:value-type="float">
            <text:p>-4103.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571.92" calcext:value-type="float">
            <text:p>-3571.92</text:p>
          </table:table-cell>
          <table:table-cell office:value-type="float" office:value="-4085.86" calcext:value-type="float">
            <text:p>-4085.86</text:p>
          </table:table-cell>
          <table:table-cell office:value-type="float" office:value="-4085.34" calcext:value-type="float">
            <text:p>-4085.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605.69" calcext:value-type="float">
            <text:p>-3605.69</text:p>
          </table:table-cell>
          <table:table-cell office:value-type="float" office:value="-3900.48" calcext:value-type="float">
            <text:p>-3900.48</text:p>
          </table:table-cell>
          <table:table-cell office:value-type="float" office:value="-3879.68" calcext:value-type="float">
            <text:p>-3879.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607.89" calcext:value-type="float">
            <text:p>-3607.89</text:p>
          </table:table-cell>
          <table:table-cell office:value-type="float" office:value="-4142.44" calcext:value-type="float">
            <text:p>-4142.44</text:p>
          </table:table-cell>
          <table:table-cell office:value-type="float" office:value="-4119.91" calcext:value-type="float">
            <text:p>-4119.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574.31" calcext:value-type="float">
            <text:p>-3574.31</text:p>
          </table:table-cell>
          <table:table-cell office:value-type="float" office:value="-4153.02" calcext:value-type="float">
            <text:p>-4153.02</text:p>
          </table:table-cell>
          <table:table-cell office:value-type="float" office:value="-4152.76" calcext:value-type="float">
            <text:p>-4152.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496.18" calcext:value-type="float">
            <text:p>-3496.18</text:p>
          </table:table-cell>
          <table:table-cell office:value-type="float" office:value="-3925.15" calcext:value-type="float">
            <text:p>-3925.15</text:p>
          </table:table-cell>
          <table:table-cell office:value-type="float" office:value="-3945.08" calcext:value-type="float">
            <text:p>-3945.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413.9" calcext:value-type="float">
            <text:p>-3413.9</text:p>
          </table:table-cell>
          <table:table-cell office:value-type="float" office:value="-4005.17" calcext:value-type="float">
            <text:p>-4005.17</text:p>
          </table:table-cell>
          <table:table-cell office:value-type="float" office:value="-3984.33" calcext:value-type="float">
            <text:p>-3984.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535.09" calcext:value-type="float">
            <text:p>-3535.09</text:p>
          </table:table-cell>
          <table:table-cell office:value-type="float" office:value="-4037.52" calcext:value-type="float">
            <text:p>-4037.52</text:p>
          </table:table-cell>
          <table:table-cell office:value-type="float" office:value="-4041.99" calcext:value-type="float">
            <text:p>-4041.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516.73" calcext:value-type="float">
            <text:p>-3516.73</text:p>
          </table:table-cell>
          <table:table-cell office:value-type="float" office:value="-3949.79" calcext:value-type="float">
            <text:p>-3949.79</text:p>
          </table:table-cell>
          <table:table-cell office:value-type="float" office:value="-3942.9" calcext:value-type="float">
            <text:p>-3942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481.97" calcext:value-type="float">
            <text:p>-3481.97</text:p>
          </table:table-cell>
          <table:table-cell office:value-type="float" office:value="-3894.8" calcext:value-type="float">
            <text:p>-3894.8</text:p>
          </table:table-cell>
          <table:table-cell office:value-type="float" office:value="-3895.73" calcext:value-type="float">
            <text:p>-3895.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445.41" calcext:value-type="float">
            <text:p>-3445.41</text:p>
          </table:table-cell>
          <table:table-cell office:value-type="float" office:value="-3877.97" calcext:value-type="float">
            <text:p>-3877.97</text:p>
          </table:table-cell>
          <table:table-cell office:value-type="float" office:value="-3881" calcext:value-type="float">
            <text:p>-38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404.18" calcext:value-type="float">
            <text:p>-3404.18</text:p>
          </table:table-cell>
          <table:table-cell office:value-type="float" office:value="-3791.53" calcext:value-type="float">
            <text:p>-3791.53</text:p>
          </table:table-cell>
          <table:table-cell office:value-type="float" office:value="-3812.04" calcext:value-type="float">
            <text:p>-3812.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414.89" calcext:value-type="float">
            <text:p>-3414.89</text:p>
          </table:table-cell>
          <table:table-cell office:value-type="float" office:value="-3798.88" calcext:value-type="float">
            <text:p>-3798.88</text:p>
          </table:table-cell>
          <table:table-cell office:value-type="float" office:value="-3809.71" calcext:value-type="float">
            <text:p>-3809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437.51" calcext:value-type="float">
            <text:p>-3437.51</text:p>
          </table:table-cell>
          <table:table-cell office:value-type="float" office:value="-3807.49" calcext:value-type="float">
            <text:p>-3807.49</text:p>
          </table:table-cell>
          <table:table-cell office:value-type="float" office:value="-3819.45" calcext:value-type="float">
            <text:p>-3819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1:37:39.302638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1:24:16.052351148</meta:creation-date>
    <meta:generator>LibreOffice/6.0.7.3$Linux_X86_64 LibreOffice_project/00m0$Build-3</meta:generator>
    <dc:date>2019-08-16T12:16:02.544011253</dc:date>
    <meta:editing-duration>PT5H18M25S</meta:editing-duration>
    <meta:editing-cycles>28</meta:editing-cycles>
    <meta:document-statistic meta:table-count="3" meta:cell-count="32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72cm" svg:height="11.078cm" xlink:href=".." xlink:type="simple" chart:class="chart:bar" chart:column-mapping="0 1" chart:style-name="ch1">
        <chart:title svg:x="5.471cm" svg:y="0.357cm" chart:style-name="ch2">
          <text:p>Coherence score Vs Number of clusters</text:p>
        </chart:title>
        <chart:subtitle svg:x="5.404cm" svg:y="1.357cm" chart:style-name="ch3">
          <text:p>Glove pretrained Vs Glove trained from scratch</text:p>
        </chart:subtitle>
        <chart:legend chart:legend-position="end" svg:x="14.084cm" svg:y="4.991cm" style:legend-expansion="high" chart:style-name="ch4"/>
        <chart:plot-area chart:style-name="ch5" table:cell-range-address="Glove.A1:Glove.C23" chart:data-source-has-labels="both" svg:x="1.392cm" svg:y="2.261cm" svg:width="12.311cm" svg:height="7.615cm">
          <chartooo:coordinate-region svg:x="2.49cm" svg:y="2.46cm" svg:width="11.213cm" svg:height="6.769cm"/>
          <chart:axis chart:dimension="x" chart:name="primary-x" chart:style-name="ch6" chartooo:axis-type="auto">
            <chartooo:date-scale/>
            <chart:title svg:x="6.14cm" svg:y="10.097cm" chart:style-name="ch7">
              <text:p>Number of clusters</text:p>
            </chart:title>
            <chart:categories table:cell-range-address="Glove.A2:Glove.A23"/>
          </chart:axis>
          <chart:axis chart:dimension="y" chart:name="primary-y" chart:style-name="ch8">
            <chart:title svg:x="0.451cm" svg:y="7.369cm" chart:style-name="ch9">
              <text:p>Coherence score</text:p>
            </chart:title>
            <chart:grid chart:style-name="ch10" chart:class="major"/>
          </chart:axis>
          <chart:series chart:style-name="ch11" chart:values-cell-range-address="Glove.B2:Glove.B23" chart:label-cell-address="Glove.B1:Glove.B1" chart:class="chart:bar">
            <chart:data-point chart:style-name="ch12" chart:repeated="2"/>
            <chart:data-point chart:repeated="4"/>
            <chart:data-point chart:style-name="ch12"/>
            <chart:data-point chart:repeated="10"/>
            <chart:data-point chart:style-name="ch12"/>
            <chart:data-point chart:repeated="3"/>
            <chart:data-point chart:style-name="ch12"/>
          </chart:series>
          <chart:series chart:style-name="ch13" chart:values-cell-range-address="" chart:class="chart:bar">
            <chart:data-point/>
          </chart:series>
          <chart:series chart:style-name="ch14" chart:values-cell-range-address="Glove.C2:Glove.C23" chart:label-cell-address="Glove.C1:Glove.C1" chart:class="chart:bar">
            <chart:data-point chart:style-name="ch12"/>
            <chart:data-point chart:repeated="7"/>
            <chart:data-point chart:style-name="ch12"/>
            <chart:data-point chart:repeated="2"/>
            <chart:data-point chart:style-name="ch12"/>
            <chart:data-point chart:repeated="4"/>
            <chart:data-point chart:style-name="ch12"/>
            <chart:data-point chart:repeated="2"/>
            <chart:data-point chart:style-name="ch12"/>
            <chart:data-point/>
            <chart:data-point chart:style-name="ch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e_tuned_glove</text:p>
                <draw:g>
                  <svg:desc>Glove.B1:Glove.B1</svg:desc>
                </draw:g>
              </table:table-cell>
              <table:table-cell office:value-type="string">
                <text:p>glove_trained_from_scratch</text:p>
                <draw:g>
                  <svg:desc>Glove.C1:Glove.C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Glove.A2:Glove.A23</svg:desc>
                </draw:g>
              </table:table-cell>
              <table:table-cell office:value-type="float" office:value="-3894.31">
                <text:p>-3894.31</text:p>
                <draw:g>
                  <svg:desc>Glove.B2:Glove.B23</svg:desc>
                </draw:g>
              </table:table-cell>
              <table:table-cell office:value-type="float" office:value="-3018.95">
                <text:p>-3018.95</text:p>
                <draw:g>
                  <svg:desc>Glove.C2:Glove.C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209.41">
                <text:p>-4209.41</text:p>
              </table:table-cell>
              <table:table-cell office:value-type="float" office:value="-2772.87">
                <text:p>-2772.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3379.38">
                <text:p>-3379.38</text:p>
              </table:table-cell>
              <table:table-cell office:value-type="float" office:value="-3068.94">
                <text:p>-3068.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980.59">
                <text:p>-3980.59</text:p>
              </table:table-cell>
              <table:table-cell office:value-type="float" office:value="-3114.47">
                <text:p>-3114.4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3830.76">
                <text:p>-3830.76</text:p>
              </table:table-cell>
              <table:table-cell office:value-type="float" office:value="-3181.85">
                <text:p>-3181.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3867.59">
                <text:p>-3867.59</text:p>
              </table:table-cell>
              <table:table-cell office:value-type="float" office:value="-3273.57">
                <text:p>-3273.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986.53">
                <text:p>-3986.53</text:p>
              </table:table-cell>
              <table:table-cell office:value-type="float" office:value="-3357.15">
                <text:p>-3357.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3630.57">
                <text:p>-3630.57</text:p>
              </table:table-cell>
              <table:table-cell office:value-type="float" office:value="-3346.6">
                <text:p>-3346.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3503.44">
                <text:p>-3503.44</text:p>
              </table:table-cell>
              <table:table-cell office:value-type="float" office:value="-3396.35">
                <text:p>-3396.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3625.67">
                <text:p>-3625.67</text:p>
              </table:table-cell>
              <table:table-cell office:value-type="float" office:value="-3437.86">
                <text:p>-3437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3578.56">
                <text:p>-3578.56</text:p>
              </table:table-cell>
              <table:table-cell office:value-type="float" office:value="-3428.62">
                <text:p>-3428.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3555.97">
                <text:p>-3555.97</text:p>
              </table:table-cell>
              <table:table-cell office:value-type="float" office:value="-3451.9">
                <text:p>-345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3609.11">
                <text:p>-3609.11</text:p>
              </table:table-cell>
              <table:table-cell office:value-type="float" office:value="-3493.57">
                <text:p>-3493.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3476.93">
                <text:p>-3476.93</text:p>
              </table:table-cell>
              <table:table-cell office:value-type="float" office:value="-3538.65">
                <text:p>-3538.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3577.19">
                <text:p>-3577.19</text:p>
              </table:table-cell>
              <table:table-cell office:value-type="float" office:value="-3576.18">
                <text:p>-3576.1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3438.51">
                <text:p>-3438.51</text:p>
              </table:table-cell>
              <table:table-cell office:value-type="float" office:value="-3507.08">
                <text:p>-3507.0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3521.06">
                <text:p>-3521.06</text:p>
              </table:table-cell>
              <table:table-cell office:value-type="float" office:value="-3600.38">
                <text:p>-3600.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365.22">
                <text:p>-3365.22</text:p>
              </table:table-cell>
              <table:table-cell office:value-type="float" office:value="-3635.84">
                <text:p>-3635.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459.11">
                <text:p>-3459.11</text:p>
              </table:table-cell>
              <table:table-cell office:value-type="float" office:value="-3685.68">
                <text:p>-3685.6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3422.57">
                <text:p>-3422.57</text:p>
              </table:table-cell>
              <table:table-cell office:value-type="float" office:value="-3659.63">
                <text:p>-3659.6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325.87">
                <text:p>-3325.87</text:p>
              </table:table-cell>
              <table:table-cell office:value-type="float" office:value="-3746.38">
                <text:p>-3746.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382.95">
                <text:p>-3382.95</text:p>
              </table:table-cell>
              <table:table-cell office:value-type="float" office:value="-3791.72">
                <text:p>-3791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4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title svg:x="3.789cm" svg:y="0.316cm" chart:style-name="ch2">
          <text:p>Coherence score vs Number of clustering</text:p>
        </chart:title>
        <chart:subtitle svg:x="4.133cm" svg:y="1.275cm" chart:style-name="ch3">
          <text:p>trained from scratch vs fine tuned, Epoch 15</text:p>
        </chart:subtitle>
        <chart:legend chart:legend-position="end" svg:x="11.223cm" svg:y="3.952cm" style:legend-expansion="high" chart:style-name="ch4"/>
        <chart:plot-area chart:style-name="ch5" table:cell-range-address="w2v.A2:w2v.B23 w2v.A1:w2v.B1 w2v.E1:w2v.E23" chart:data-source-has-labels="both" svg:x="1.331cm" svg:y="2.138cm" svg:width="9.572cm" svg:height="5.701cm">
          <chartooo:coordinate-region svg:x="2.429cm" svg:y="2.337cm" svg:width="8.474cm" svg:height="4.855cm"/>
          <chart:axis chart:dimension="x" chart:name="primary-x" chart:style-name="ch6" chartooo:axis-type="auto">
            <chartooo:date-scale/>
            <chart:title svg:x="4.565cm" svg:y="8.019cm" chart:style-name="ch7">
              <text:p>Number of clustering</text:p>
            </chart:title>
            <chart:categories table:cell-range-address="w2v.A2:w2v.A23"/>
          </chart:axis>
          <chart:axis chart:dimension="y" chart:name="primary-y" chart:style-name="ch8">
            <chart:title svg:x="0.451cm" svg:y="6.289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B2:w2v.B23" chart:label-cell-address="w2v.B1:w2v.B1" chart:class="chart:bar">
            <chart:data-point chart:repeated="22"/>
          </chart:series>
          <chart:series chart:style-name="ch12" chart:values-cell-range-address="" chart:class="chart:bar">
            <chart:data-point/>
          </chart:series>
          <chart:series chart:style-name="ch13" chart:values-cell-range-address="w2v.E2:w2v.E23" chart:label-cell-address="w2v.E1:w2v.E1" chart:class="chart:bar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_trained_from_scratch</text:p>
                <draw:g>
                  <svg:desc>w2v.B1:w2v.B1</svg:desc>
                </draw:g>
              </table:table-cell>
              <table:table-cell office:value-type="string">
                <text:p>w2v_fine_tune_cca</text:p>
                <draw:g>
                  <svg:desc>w2v.E1:w2v.E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-4352.27">
                <text:p>-4352.27</text:p>
                <draw:g>
                  <svg:desc>w2v.B2:w2v.B23</svg:desc>
                </draw:g>
              </table:table-cell>
              <table:table-cell office:value-type="float" office:value="-4420.84">
                <text:p>-4420.84</text:p>
                <draw:g>
                  <svg:desc>w2v.E2:w2v.E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286.82">
                <text:p>-4286.82</text:p>
              </table:table-cell>
              <table:table-cell office:value-type="float" office:value="-4289.4">
                <text:p>-4289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370.1">
                <text:p>-4370.1</text:p>
              </table:table-cell>
              <table:table-cell office:value-type="float" office:value="-4376.2">
                <text:p>-4376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337.42">
                <text:p>-4337.42</text:p>
              </table:table-cell>
              <table:table-cell office:value-type="float" office:value="-4295.22">
                <text:p>-4295.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306.9">
                <text:p>-4306.9</text:p>
              </table:table-cell>
              <table:table-cell office:value-type="float" office:value="-4359.05">
                <text:p>-4359.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325.81">
                <text:p>-4325.81</text:p>
              </table:table-cell>
              <table:table-cell office:value-type="float" office:value="-4306.51">
                <text:p>-4306.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345.81">
                <text:p>-4345.81</text:p>
              </table:table-cell>
              <table:table-cell office:value-type="float" office:value="-4302.93">
                <text:p>-4302.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357.53">
                <text:p>-4357.53</text:p>
              </table:table-cell>
              <table:table-cell office:value-type="float" office:value="-4339.61">
                <text:p>-4339.6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346.02">
                <text:p>-4346.02</text:p>
              </table:table-cell>
              <table:table-cell office:value-type="float" office:value="-4438.25">
                <text:p>-4438.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349.48">
                <text:p>-4349.48</text:p>
              </table:table-cell>
              <table:table-cell office:value-type="float" office:value="-4429.74">
                <text:p>-4429.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369.1">
                <text:p>-4369.1</text:p>
              </table:table-cell>
              <table:table-cell office:value-type="float" office:value="-4392.26">
                <text:p>-4392.2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328.31">
                <text:p>-4328.31</text:p>
              </table:table-cell>
              <table:table-cell office:value-type="float" office:value="-4360.3">
                <text:p>-4360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416.47">
                <text:p>-4416.47</text:p>
              </table:table-cell>
              <table:table-cell office:value-type="float" office:value="-4356.84">
                <text:p>-4356.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380.55">
                <text:p>-4380.55</text:p>
              </table:table-cell>
              <table:table-cell office:value-type="float" office:value="-4413.23">
                <text:p>-4413.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404.41">
                <text:p>-4404.41</text:p>
              </table:table-cell>
              <table:table-cell office:value-type="float" office:value="-4302.24">
                <text:p>-4302.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419.4">
                <text:p>-4419.4</text:p>
              </table:table-cell>
              <table:table-cell office:value-type="float" office:value="-4390.16">
                <text:p>-4390.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374.46">
                <text:p>-4374.46</text:p>
              </table:table-cell>
              <table:table-cell office:value-type="float" office:value="-4261.9">
                <text:p>-4261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459.33">
                <text:p>-4459.33</text:p>
              </table:table-cell>
              <table:table-cell office:value-type="float" office:value="-4330.83">
                <text:p>-4330.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418.55">
                <text:p>-4418.55</text:p>
              </table:table-cell>
              <table:table-cell office:value-type="float" office:value="-4219.15">
                <text:p>-4219.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419.62">
                <text:p>-4419.62</text:p>
              </table:table-cell>
              <table:table-cell office:value-type="float" office:value="-4169.49">
                <text:p>-4169.4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444.78">
                <text:p>-4444.78</text:p>
              </table:table-cell>
              <table:table-cell office:value-type="float" office:value="-4231.34">
                <text:p>-4231.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451.18">
                <text:p>-4451.18</text:p>
              </table:table-cell>
              <table:table-cell office:value-type="float" office:value="-4178.61">
                <text:p>-4178.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4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058cm" svg:height="11.396cm" xlink:href=".." xlink:type="simple" chart:class="chart:bar" chart:column-mapping="0 1 2 3" chart:style-name="ch1">
        <chart:title svg:x="7.083cm" svg:y="0.363cm" chart:style-name="ch2">
          <text:p>Cohrence score Vs Number of clusters</text:p>
        </chart:title>
        <chart:subtitle svg:x="6.633cm" svg:y="1.369cm" chart:style-name="ch3">
          <text:p>Results for different fine tuning methods, Epoch 15</text:p>
        </chart:subtitle>
        <chart:legend chart:legend-position="end" svg:x="16.17cm" svg:y="4.652cm" style:legend-expansion="high" chart:style-name="ch4"/>
        <chart:plot-area chart:style-name="ch5" table:cell-range-address="w2v.A2:w2v.A23 w2v.D1:w2v.G23" chart:data-source-has-labels="both" svg:x="1.452cm" svg:y="2.279cm" svg:width="14.277cm" svg:height="7.909cm">
          <chartooo:coordinate-region svg:x="2.55cm" svg:y="2.478cm" svg:width="13.179cm" svg:height="7.063cm"/>
          <chart:axis chart:dimension="x" chart:name="primary-x" chart:style-name="ch6" chartooo:axis-type="auto">
            <chartooo:date-scale/>
            <chart:title svg:x="7.183cm" svg:y="10.415cm" chart:style-name="ch7">
              <text:p>Number of clusters</text:p>
            </chart:title>
            <chart:categories table:cell-range-address="w2v.A2:w2v.A23"/>
          </chart:axis>
          <chart:axis chart:dimension="y" chart:name="primary-y" chart:style-name="ch8">
            <chart:title svg:x="0.451cm" svg:y="7.534cm" chart:style-name="ch9">
              <text:p>Coherence score</text:p>
            </chart:title>
            <chart:grid chart:style-name="ch10" chart:class="major"/>
          </chart:axis>
          <chart:series chart:style-name="ch11" chart:values-cell-range-address="w2v.D2:w2v.D23" chart:label-cell-address="w2v.D1:w2v.D1" chart:class="chart:bar">
            <chart:data-point chart:style-name="ch12"/>
            <chart:data-point chart:repeated="21"/>
          </chart:series>
          <chart:series chart:style-name="ch13" chart:values-cell-range-address="" chart:class="chart:bar">
            <chart:data-point/>
          </chart:series>
          <chart:series chart:style-name="ch14" chart:values-cell-range-address="w2v.E2:w2v.E23" chart:label-cell-address="w2v.E1:w2v.E1" chart:class="chart:bar">
            <chart:data-point chart:repeated="22"/>
          </chart:series>
          <chart:series chart:style-name="ch15" chart:values-cell-range-address="w2v.F2:w2v.F23" chart:label-cell-address="w2v.F1:w2v.F1" chart:class="chart:bar">
            <chart:data-point chart:repeated="22"/>
          </chart:series>
          <chart:series chart:style-name="ch16" chart:values-cell-range-address="w2v.G2:w2v.G23" chart:label-cell-address="w2v.G1:w2v.G1" chart:class="chart:bar">
            <chart:data-point chart:repeated="21"/>
            <chart:data-point chart:style-name="ch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2v_fine_tune_ortho_pro_crustes</text:p>
                <draw:g>
                  <svg:desc>w2v.D1:w2v.D1</svg:desc>
                </draw:g>
              </table:table-cell>
              <table:table-cell office:value-type="string">
                <text:p>w2v_fine_tune_cca</text:p>
                <draw:g>
                  <svg:desc>w2v.E1:w2v.E1</svg:desc>
                </draw:g>
              </table:table-cell>
              <table:table-cell office:value-type="string">
                <text:p>w2v_fine_tune_kcca_alpha_0.5</text:p>
                <draw:g>
                  <svg:desc>w2v.F1:w2v.F1</svg:desc>
                </draw:g>
              </table:table-cell>
              <table:table-cell office:value-type="string">
                <text:p>w2v_fine_tune_kcca_alpha_0.75</text:p>
                <draw:g>
                  <svg:desc>w2v.G1:w2v.G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w2v.A2:w2v.A23</svg:desc>
                </draw:g>
              </table:table-cell>
              <table:table-cell office:value-type="float" office:value="-4385.95">
                <text:p>-4385.95</text:p>
                <draw:g>
                  <svg:desc>w2v.D2:w2v.D23</svg:desc>
                </draw:g>
              </table:table-cell>
              <table:table-cell office:value-type="float" office:value="-4420.84">
                <text:p>-4420.84</text:p>
                <draw:g>
                  <svg:desc>w2v.E2:w2v.E23</svg:desc>
                </draw:g>
              </table:table-cell>
              <table:table-cell office:value-type="float" office:value="-4549.14">
                <text:p>-4549.14</text:p>
                <draw:g>
                  <svg:desc>w2v.F2:w2v.F23</svg:desc>
                </draw:g>
              </table:table-cell>
              <table:table-cell office:value-type="float" office:value="-4406.53">
                <text:p>-4406.53</text:p>
                <draw:g>
                  <svg:desc>w2v.G2:w2v.G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517.71">
                <text:p>-4517.71</text:p>
              </table:table-cell>
              <table:table-cell office:value-type="float" office:value="-4289.4">
                <text:p>-4289.4</text:p>
              </table:table-cell>
              <table:table-cell office:value-type="float" office:value="-4586.09">
                <text:p>-4586.09</text:p>
              </table:table-cell>
              <table:table-cell office:value-type="float" office:value="-4430.44">
                <text:p>-4430.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265.8">
                <text:p>-4265.8</text:p>
              </table:table-cell>
              <table:table-cell office:value-type="float" office:value="-4376.2">
                <text:p>-4376.2</text:p>
              </table:table-cell>
              <table:table-cell office:value-type="float" office:value="-4465.52">
                <text:p>-4465.52</text:p>
              </table:table-cell>
              <table:table-cell office:value-type="float" office:value="-4324.2">
                <text:p>-4324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507.69">
                <text:p>-4507.69</text:p>
              </table:table-cell>
              <table:table-cell office:value-type="float" office:value="-4295.22">
                <text:p>-4295.22</text:p>
              </table:table-cell>
              <table:table-cell office:value-type="float" office:value="-4543.67">
                <text:p>-4543.67</text:p>
              </table:table-cell>
              <table:table-cell office:value-type="float" office:value="-4367.7">
                <text:p>-4367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318.87">
                <text:p>-4318.87</text:p>
              </table:table-cell>
              <table:table-cell office:value-type="float" office:value="-4359.05">
                <text:p>-4359.05</text:p>
              </table:table-cell>
              <table:table-cell office:value-type="float" office:value="-4408.43">
                <text:p>-4408.43</text:p>
              </table:table-cell>
              <table:table-cell office:value-type="float" office:value="-4359.57">
                <text:p>-4359.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513.9">
                <text:p>-4513.9</text:p>
              </table:table-cell>
              <table:table-cell office:value-type="float" office:value="-4306.51">
                <text:p>-4306.51</text:p>
              </table:table-cell>
              <table:table-cell office:value-type="float" office:value="-4525.07">
                <text:p>-4525.07</text:p>
              </table:table-cell>
              <table:table-cell office:value-type="float" office:value="-4456.01">
                <text:p>-4456.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4422.36">
                <text:p>-4422.36</text:p>
              </table:table-cell>
              <table:table-cell office:value-type="float" office:value="-4302.93">
                <text:p>-4302.93</text:p>
              </table:table-cell>
              <table:table-cell office:value-type="float" office:value="-4494.73">
                <text:p>-4494.73</text:p>
              </table:table-cell>
              <table:table-cell office:value-type="float" office:value="-4382.44">
                <text:p>-4382.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448.95">
                <text:p>-4448.95</text:p>
              </table:table-cell>
              <table:table-cell office:value-type="float" office:value="-4339.61">
                <text:p>-4339.61</text:p>
              </table:table-cell>
              <table:table-cell office:value-type="float" office:value="-4510.79">
                <text:p>-4510.79</text:p>
              </table:table-cell>
              <table:table-cell office:value-type="float" office:value="-4429.06">
                <text:p>-4429.0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443.63">
                <text:p>-4443.63</text:p>
              </table:table-cell>
              <table:table-cell office:value-type="float" office:value="-4438.25">
                <text:p>-4438.25</text:p>
              </table:table-cell>
              <table:table-cell office:value-type="float" office:value="-4477.12">
                <text:p>-4477.12</text:p>
              </table:table-cell>
              <table:table-cell office:value-type="float" office:value="-4475.49">
                <text:p>-447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414.82">
                <text:p>-4414.82</text:p>
              </table:table-cell>
              <table:table-cell office:value-type="float" office:value="-4429.74">
                <text:p>-4429.74</text:p>
              </table:table-cell>
              <table:table-cell office:value-type="float" office:value="-4536.04">
                <text:p>-4536.04</text:p>
              </table:table-cell>
              <table:table-cell office:value-type="float" office:value="-4452.27">
                <text:p>-4452.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4383.66">
                <text:p>-4383.66</text:p>
              </table:table-cell>
              <table:table-cell office:value-type="float" office:value="-4392.26">
                <text:p>-4392.26</text:p>
              </table:table-cell>
              <table:table-cell office:value-type="float" office:value="-4492.11">
                <text:p>-4492.11</text:p>
              </table:table-cell>
              <table:table-cell office:value-type="float" office:value="-4450.84">
                <text:p>-4450.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511.54">
                <text:p>-4511.54</text:p>
              </table:table-cell>
              <table:table-cell office:value-type="float" office:value="-4360.3">
                <text:p>-4360.3</text:p>
              </table:table-cell>
              <table:table-cell office:value-type="float" office:value="-4521.95">
                <text:p>-4521.95</text:p>
              </table:table-cell>
              <table:table-cell office:value-type="float" office:value="-4447.15">
                <text:p>-4447.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423.41">
                <text:p>-4423.41</text:p>
              </table:table-cell>
              <table:table-cell office:value-type="float" office:value="-4356.84">
                <text:p>-4356.84</text:p>
              </table:table-cell>
              <table:table-cell office:value-type="float" office:value="-4508.98">
                <text:p>-4508.98</text:p>
              </table:table-cell>
              <table:table-cell office:value-type="float" office:value="-4513.12">
                <text:p>-4513.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4440.8">
                <text:p>-4440.8</text:p>
              </table:table-cell>
              <table:table-cell office:value-type="float" office:value="-4413.23">
                <text:p>-4413.23</text:p>
              </table:table-cell>
              <table:table-cell office:value-type="float" office:value="-4521.86">
                <text:p>-4521.86</text:p>
              </table:table-cell>
              <table:table-cell office:value-type="float" office:value="-4510.74">
                <text:p>-4510.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363.38">
                <text:p>-4363.38</text:p>
              </table:table-cell>
              <table:table-cell office:value-type="float" office:value="-4302.24">
                <text:p>-4302.24</text:p>
              </table:table-cell>
              <table:table-cell office:value-type="float" office:value="-4586">
                <text:p>-4586</text:p>
              </table:table-cell>
              <table:table-cell office:value-type="float" office:value="-4421.33">
                <text:p>-4421.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358.08">
                <text:p>-4358.08</text:p>
              </table:table-cell>
              <table:table-cell office:value-type="float" office:value="-4390.16">
                <text:p>-4390.16</text:p>
              </table:table-cell>
              <table:table-cell office:value-type="float" office:value="-4620.89">
                <text:p>-4620.89</text:p>
              </table:table-cell>
              <table:table-cell office:value-type="float" office:value="-4450.12">
                <text:p>-4450.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4336.97">
                <text:p>-4336.97</text:p>
              </table:table-cell>
              <table:table-cell office:value-type="float" office:value="-4261.9">
                <text:p>-4261.9</text:p>
              </table:table-cell>
              <table:table-cell office:value-type="float" office:value="-4506.68">
                <text:p>-4506.68</text:p>
              </table:table-cell>
              <table:table-cell office:value-type="float" office:value="-4466.25">
                <text:p>-4466.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337.9">
                <text:p>-4337.9</text:p>
              </table:table-cell>
              <table:table-cell office:value-type="float" office:value="-4330.83">
                <text:p>-4330.83</text:p>
              </table:table-cell>
              <table:table-cell office:value-type="float" office:value="-4595.88">
                <text:p>-4595.88</text:p>
              </table:table-cell>
              <table:table-cell office:value-type="float" office:value="-4502.55">
                <text:p>-4502.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4338.86">
                <text:p>-4338.86</text:p>
              </table:table-cell>
              <table:table-cell office:value-type="float" office:value="-4219.15">
                <text:p>-4219.15</text:p>
              </table:table-cell>
              <table:table-cell office:value-type="float" office:value="-4536.76">
                <text:p>-4536.76</text:p>
              </table:table-cell>
              <table:table-cell office:value-type="float" office:value="-4482.58">
                <text:p>-4482.5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4322.64">
                <text:p>-4322.64</text:p>
              </table:table-cell>
              <table:table-cell office:value-type="float" office:value="-4169.49">
                <text:p>-4169.49</text:p>
              </table:table-cell>
              <table:table-cell office:value-type="float" office:value="-4538.84">
                <text:p>-4538.84</text:p>
              </table:table-cell>
              <table:table-cell office:value-type="float" office:value="-4479.8">
                <text:p>-4479.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4232.69">
                <text:p>-4232.69</text:p>
              </table:table-cell>
              <table:table-cell office:value-type="float" office:value="-4231.34">
                <text:p>-4231.34</text:p>
              </table:table-cell>
              <table:table-cell office:value-type="float" office:value="-4571.03">
                <text:p>-4571.03</text:p>
              </table:table-cell>
              <table:table-cell office:value-type="float" office:value="-4491.7">
                <text:p>-4491.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4243.64">
                <text:p>-4243.64</text:p>
              </table:table-cell>
              <table:table-cell office:value-type="float" office:value="-4178.61">
                <text:p>-4178.61</text:p>
              </table:table-cell>
              <table:table-cell office:value-type="float" office:value="-4595.57">
                <text:p>-4595.57</text:p>
              </table:table-cell>
              <table:table-cell office:value-type="float" office:value="-4476.55">
                <text:p>-4476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37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773cm" svg:height="9.67cm" xlink:href=".." xlink:type="simple" chart:class="chart:bar" chart:column-mapping="0 1" chart:style-name="ch1">
        <chart:title svg:x="3.643cm" svg:y="0.329cm" chart:style-name="ch2">
          <text:p>Coherence score Vs Number of clusters (Fast-Text)</text:p>
        </chart:title>
        <chart:subtitle svg:x="5.389cm" svg:y="1.301cm" chart:style-name="ch3">
          <text:p>Result for differnet fine tuning, Epoch 15</text:p>
        </chart:subtitle>
        <chart:legend chart:legend-position="end" svg:x="11.7cm" svg:y="4.088cm" style:legend-expansion="high" chart:style-name="ch4"/>
        <chart:plot-area chart:style-name="ch5" table:cell-range-address="fasttext.A2:fasttext.A23 fasttext.C1:fasttext.D23" chart:data-source-has-labels="both" svg:x="1.366cm" svg:y="2.177cm" svg:width="9.979cm" svg:height="6.319cm">
          <chartooo:coordinate-region svg:x="2.464cm" svg:y="2.377cm" svg:width="8.881cm" svg:height="5.473cm"/>
          <chart:axis chart:dimension="x" chart:name="primary-x" chart:style-name="ch6" chartooo:axis-type="auto">
            <chartooo:date-scale/>
            <chart:title svg:x="4.948cm" svg:y="8.689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6.637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C2:fasttext.C23" chart:label-cell-address="fasttext.C1:fasttext.C1" chart:class="chart:bar">
            <chart:data-point/>
            <chart:data-point chart:style-name="ch12"/>
            <chart:data-point chart:repeated="20"/>
          </chart:series>
          <chart:series chart:style-name="ch13" chart:values-cell-range-address="" chart:class="chart:bar">
            <chart:data-point/>
          </chart:series>
          <chart:series chart:style-name="ch14" chart:values-cell-range-address="fasttext.D2:fasttext.D23" chart:label-cell-address="fasttext.D1:fasttext.D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fine_tune_ortho_procrustes</text:p>
                <draw:g>
                  <svg:desc>fasttext.C1:fasttext.C1</svg:desc>
                </draw:g>
              </table:table-cell>
              <table:table-cell office:value-type="string">
                <text:p>fasttext_fine_tune_cca</text:p>
                <draw:g>
                  <svg:desc>fasttext.D1:fasttext.D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-4115.43">
                <text:p>-4115.43</text:p>
                <draw:g>
                  <svg:desc>fasttext.C2:fasttext.C23</svg:desc>
                </draw:g>
              </table:table-cell>
              <table:table-cell office:value-type="float" office:value="-4104.35">
                <text:p>-4104.35</text:p>
                <draw:g>
                  <svg:desc>fasttext.D2:fasttext.D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4252.92">
                <text:p>-4252.92</text:p>
              </table:table-cell>
              <table:table-cell office:value-type="float" office:value="-4265.01">
                <text:p>-4265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4282.26">
                <text:p>-4282.26</text:p>
              </table:table-cell>
              <table:table-cell office:value-type="float" office:value="-4275.93">
                <text:p>-4275.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373.29">
                <text:p>-4373.29</text:p>
              </table:table-cell>
              <table:table-cell office:value-type="float" office:value="-4357.05">
                <text:p>-4357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222.07">
                <text:p>-4222.07</text:p>
              </table:table-cell>
              <table:table-cell office:value-type="float" office:value="-4215.06">
                <text:p>-4215.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344.6">
                <text:p>-4344.6</text:p>
              </table:table-cell>
              <table:table-cell office:value-type="float" office:value="-4325.09">
                <text:p>-4325.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987.11">
                <text:p>-3987.11</text:p>
              </table:table-cell>
              <table:table-cell office:value-type="float" office:value="-3987.46">
                <text:p>-3987.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070.8">
                <text:p>-4070.8</text:p>
              </table:table-cell>
              <table:table-cell office:value-type="float" office:value="-4060.92">
                <text:p>-4060.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098.96">
                <text:p>-4098.96</text:p>
              </table:table-cell>
              <table:table-cell office:value-type="float" office:value="-4103.56">
                <text:p>-4103.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085.86">
                <text:p>-4085.86</text:p>
              </table:table-cell>
              <table:table-cell office:value-type="float" office:value="-4085.34">
                <text:p>-4085.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3900.48">
                <text:p>-3900.48</text:p>
              </table:table-cell>
              <table:table-cell office:value-type="float" office:value="-3879.68">
                <text:p>-3879.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4142.44">
                <text:p>-4142.44</text:p>
              </table:table-cell>
              <table:table-cell office:value-type="float" office:value="-4119.91">
                <text:p>-4119.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153.02">
                <text:p>-4153.02</text:p>
              </table:table-cell>
              <table:table-cell office:value-type="float" office:value="-4152.76">
                <text:p>-4152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3925.15">
                <text:p>-3925.15</text:p>
              </table:table-cell>
              <table:table-cell office:value-type="float" office:value="-3945.08">
                <text:p>-3945.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4005.17">
                <text:p>-4005.17</text:p>
              </table:table-cell>
              <table:table-cell office:value-type="float" office:value="-3984.33">
                <text:p>-3984.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037.52">
                <text:p>-4037.52</text:p>
              </table:table-cell>
              <table:table-cell office:value-type="float" office:value="-4041.99">
                <text:p>-4041.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3949.79">
                <text:p>-3949.79</text:p>
              </table:table-cell>
              <table:table-cell office:value-type="float" office:value="-3942.9">
                <text:p>-3942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894.8">
                <text:p>-3894.8</text:p>
              </table:table-cell>
              <table:table-cell office:value-type="float" office:value="-3895.73">
                <text:p>-3895.7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877.97">
                <text:p>-3877.97</text:p>
              </table:table-cell>
              <table:table-cell office:value-type="float" office:value="-3881">
                <text:p>-38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3791.53">
                <text:p>-3791.53</text:p>
              </table:table-cell>
              <table:table-cell office:value-type="float" office:value="-3812.04">
                <text:p>-3812.0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798.88">
                <text:p>-3798.88</text:p>
              </table:table-cell>
              <table:table-cell office:value-type="float" office:value="-3809.71">
                <text:p>-3809.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807.49">
                <text:p>-3807.49</text:p>
              </table:table-cell>
              <table:table-cell office:value-type="float" office:value="-3819.45">
                <text:p>-3819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-3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199cm" svg:height="8.794cm" xlink:href=".." xlink:type="simple" chart:class="chart:bar" chart:column-mapping="0 1" chart:style-name="ch1">
        <chart:title svg:x="5.034cm" svg:y="0.311cm" chart:style-name="ch2">
          <text:p>Coherence score Vs Number of clusters</text:p>
        </chart:title>
        <chart:subtitle svg:x="6.052cm" svg:y="1.265cm" chart:style-name="ch3">
          <text:p>Trained from scratch vs fine tuning</text:p>
        </chart:subtitle>
        <chart:legend chart:legend-position="end" svg:x="12.126cm" svg:y="3.65cm" style:legend-expansion="high" chart:style-name="ch4"/>
        <chart:plot-area chart:style-name="ch5" table:cell-range-address="fasttext.A1:fasttext.C23" chart:data-source-has-labels="both" svg:x="1.374cm" svg:y="2.123cm" svg:width="10.389cm" svg:height="5.515cm">
          <chartooo:coordinate-region svg:x="2.472cm" svg:y="2.322cm" svg:width="9.291cm" svg:height="4.669cm"/>
          <chart:axis chart:dimension="x" chart:name="primary-x" chart:style-name="ch6" chartooo:axis-type="auto">
            <chartooo:date-scale/>
            <chart:title svg:x="5.161cm" svg:y="7.813cm" chart:style-name="ch7">
              <text:p>Number of clusters</text:p>
            </chart:title>
            <chart:categories table:cell-range-address="fasttext.A2:fasttext.A23"/>
          </chart:axis>
          <chart:axis chart:dimension="y" chart:name="primary-y" chart:style-name="ch8">
            <chart:title svg:x="0.451cm" svg:y="6.181cm" chart:style-name="ch9">
              <text:p>Coherence score</text:p>
            </chart:title>
            <chart:grid chart:style-name="ch10" chart:class="major"/>
          </chart:axis>
          <chart:series chart:style-name="ch11" chart:values-cell-range-address="fasttext.B2:fasttext.B23" chart:label-cell-address="fasttext.B1:fasttext.B1" chart:class="chart:bar">
            <chart:data-point/>
            <chart:data-point chart:style-name="ch12"/>
            <chart:data-point chart:repeated="20"/>
          </chart:series>
          <chart:series chart:style-name="ch13" chart:values-cell-range-address="" chart:class="chart:bar">
            <chart:data-point/>
          </chart:series>
          <chart:series chart:style-name="ch14" chart:values-cell-range-address="fasttext.C2:fasttext.C23" chart:label-cell-address="fasttext.C1:fasttext.C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text_trained_from_scratch</text:p>
                <draw:g>
                  <svg:desc>fasttext.B1:fasttext.B1</svg:desc>
                </draw:g>
              </table:table-cell>
              <table:table-cell office:value-type="string">
                <text:p>fasttext_fine_tune_ortho_procrustes</text:p>
                <draw:g>
                  <svg:desc>fasttext.C1:fasttext.C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fasttext.A2:fasttext.A23</svg:desc>
                </draw:g>
              </table:table-cell>
              <table:table-cell office:value-type="float" office:value="-3496.35">
                <text:p>-3496.35</text:p>
                <draw:g>
                  <svg:desc>fasttext.B2:fasttext.B23</svg:desc>
                </draw:g>
              </table:table-cell>
              <table:table-cell office:value-type="float" office:value="-4115.43">
                <text:p>-4115.43</text:p>
                <draw:g>
                  <svg:desc>fasttext.C2:fasttext.C2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3702.82">
                <text:p>-3702.82</text:p>
              </table:table-cell>
              <table:table-cell office:value-type="float" office:value="-4252.92">
                <text:p>-4252.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3443.67">
                <text:p>-3443.67</text:p>
              </table:table-cell>
              <table:table-cell office:value-type="float" office:value="-4282.26">
                <text:p>-4282.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454.07">
                <text:p>-3454.07</text:p>
              </table:table-cell>
              <table:table-cell office:value-type="float" office:value="-4373.29">
                <text:p>-4373.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3524.75">
                <text:p>-3524.75</text:p>
              </table:table-cell>
              <table:table-cell office:value-type="float" office:value="-4222.07">
                <text:p>-4222.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3537.74">
                <text:p>-3537.74</text:p>
              </table:table-cell>
              <table:table-cell office:value-type="float" office:value="-4344.6">
                <text:p>-4344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469.31">
                <text:p>-3469.31</text:p>
              </table:table-cell>
              <table:table-cell office:value-type="float" office:value="-3987.11">
                <text:p>-3987.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3525.32">
                <text:p>-3525.32</text:p>
              </table:table-cell>
              <table:table-cell office:value-type="float" office:value="-4070.8">
                <text:p>-4070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3489.05">
                <text:p>-3489.05</text:p>
              </table:table-cell>
              <table:table-cell office:value-type="float" office:value="-4098.96">
                <text:p>-4098.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3571.92">
                <text:p>-3571.92</text:p>
              </table:table-cell>
              <table:table-cell office:value-type="float" office:value="-4085.86">
                <text:p>-4085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3605.69">
                <text:p>-3605.69</text:p>
              </table:table-cell>
              <table:table-cell office:value-type="float" office:value="-3900.48">
                <text:p>-3900.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3607.89">
                <text:p>-3607.89</text:p>
              </table:table-cell>
              <table:table-cell office:value-type="float" office:value="-4142.44">
                <text:p>-4142.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3574.31">
                <text:p>-3574.31</text:p>
              </table:table-cell>
              <table:table-cell office:value-type="float" office:value="-4153.02">
                <text:p>-4153.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3496.18">
                <text:p>-3496.18</text:p>
              </table:table-cell>
              <table:table-cell office:value-type="float" office:value="-3925.15">
                <text:p>-3925.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3413.9">
                <text:p>-3413.9</text:p>
              </table:table-cell>
              <table:table-cell office:value-type="float" office:value="-4005.17">
                <text:p>-4005.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3535.09">
                <text:p>-3535.09</text:p>
              </table:table-cell>
              <table:table-cell office:value-type="float" office:value="-4037.52">
                <text:p>-4037.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3516.73">
                <text:p>-3516.73</text:p>
              </table:table-cell>
              <table:table-cell office:value-type="float" office:value="-3949.79">
                <text:p>-3949.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481.97">
                <text:p>-3481.97</text:p>
              </table:table-cell>
              <table:table-cell office:value-type="float" office:value="-3894.8">
                <text:p>-3894.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445.41">
                <text:p>-3445.41</text:p>
              </table:table-cell>
              <table:table-cell office:value-type="float" office:value="-3877.97">
                <text:p>-3877.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3404.18">
                <text:p>-3404.18</text:p>
              </table:table-cell>
              <table:table-cell office:value-type="float" office:value="-3791.53">
                <text:p>-3791.5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414.89">
                <text:p>-3414.89</text:p>
              </table:table-cell>
              <table:table-cell office:value-type="float" office:value="-3798.88">
                <text:p>-3798.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437.51">
                <text:p>-3437.51</text:p>
              </table:table-cell>
              <table:table-cell office:value-type="float" office:value="-3807.49">
                <text:p>-3807.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